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Bright" svg:font-family="'Lucida Bright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Agency FB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gency FB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gency FB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="0.06pt solid #000000"/>
      <style:text-properties style:font-name="Agency FB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style:font-name="Agency FB"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1" table:default-cell-style-name="Default"/>
        <table:table-column table:style-name="co1" table:number-columns-repeated="15" table:default-cell-style-name="ce7"/>
        <table:table-row table:style-name="ro1">
          <table:table-cell office:value-type="string" calcext:value-type="string">
            <text:p><text:s/>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issionari a sinistr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nnibali a sinistr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missionari a destr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nnibali a destra</text:p>
          </table:table-cell>
          <table:covered-table-cell table:style-name="ce4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office:value-type="string" calcext:value-type="string">
            <text:p><text:s/></text:p>
          </table:table-cell>
          <table:table-cell office:value-type="string" calcext:value-type="string">
            <text:p>situazione inizial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/>
          <table:table-cell office:value-type="string" calcext:value-type="string">
            <text:p>partono due cannibal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/>
          <table:table-cell office:value-type="string" calcext:value-type="string">
            <text:p>un cannibale torna indietr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/>
          <table:table-cell office:value-type="string" calcext:value-type="string">
            <text:p>partono due cannibal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/>
          <table:table-cell office:value-type="string" calcext:value-type="string">
            <text:p>un cannibale torna indietr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/>
          <table:table-cell office:value-type="string" calcext:value-type="string">
            <text:p>partono due missionar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/>
          <table:table-cell office:value-type="string" calcext:value-type="string">
            <text:p>un missionario e un cannibale tornano indietr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/>
          <table:table-cell office:value-type="string" calcext:value-type="string">
            <text:p>partono due missionar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/>
          <table:table-cell office:value-type="string" calcext:value-type="string">
            <text:p>un cannibale torna indietr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/>
          <table:table-cell office:value-type="string" calcext:value-type="string">
            <text:p>partono due cannibali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/>
          <table:table-cell office:value-type="string" calcext:value-type="string">
            <text:p>un cannibale torna indietro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/>
          <table:table-cell office:value-type="string" calcext:value-type="string">
            <text:p>partono due cannibali</text:p>
          </table:table-cell>
          <table:table-cell table:number-columns-repeated="14"/>
        </table:table-row>
        <table:table-row table:style-name="ro1" table:number-rows-repeated="15">
          <table:table-cell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 table:number-rows-repeated="104854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Bright" svg:font-family="'Lucida Bright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29:31.235000000</meta:creation-date>
    <dc:date>2017-09-14T17:53:42.782000000</dc:date>
    <meta:editing-duration>PT2M43S</meta:editing-duration>
    <meta:editing-cycles>1</meta:editing-cycles>
    <meta:document-statistic meta:table-count="1" meta:cell-count="66" meta:object-count="0"/>
    <meta:generator>LibreOffice/5.3.2.2$Windows_x86 LibreOffice_project/6cd4f1ef626f15116896b1d8e1398b56da0d0ee1</meta:generator>
  </office:meta>
</office:document-meta>
</file>